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</style:style>
    <style:style style:name="T637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3600526382</text:p>
        </text:list-item>
        <text:list-item>
          <text:p text:style-name="P307">BR240080528502B</text:p>
        </text:list-item>
        <text:list-item>
          <text:p text:style-name="P308">BR249026303512F</text:p>
        </text:list-item>
        <text:list-item>
          <text:p text:style-name="P309">BR2437654574462</text:p>
        </text:list-item>
        <text:list-item>
          <text:p text:style-name="P310">BR245817676846H</text:p>
        </text:list-item>
        <text:list-item>
          <text:p text:style-name="P311">BR241952820170G</text:p>
        </text:list-item>
        <text:list-item>
          <text:p text:style-name="P312">BR249945393228E</text:p>
        </text:list-item>
        <text:list-item>
          <text:p text:style-name="P313">BR249921277847X</text:p>
        </text:list-item>
        <text:list-item>
          <text:p text:style-name="P314">BR2445795581368</text:p>
        </text:list-item>
        <text:list-item>
          <text:p text:style-name="P315">BR248103247639D</text:p>
        </text:list-item>
        <text:list-item>
          <text:p text:style-name="P316">BR248448218938D</text:p>
        </text:list-item>
        <text:list-item>
          <text:p text:style-name="P317">BR2408835520223</text:p>
        </text:list-item>
        <text:list-item>
          <text:p text:style-name="P318">BR248313913859G</text:p>
        </text:list-item>
        <text:list-item>
          <text:p text:style-name="P319">BR2444960821139</text:p>
        </text:list-item>
        <text:list-item>
          <text:p text:style-name="P320">BR2436820503099</text:p>
        </text:list-item>
        <text:list-item>
          <text:p text:style-name="P321">BR2454715627269</text:p>
        </text:list-item>
        <text:list-item>
          <text:p text:style-name="P322">BR2489500919687</text:p>
        </text:list-item>
        <text:list-item>
          <text:p text:style-name="P323">BR241294244782C</text:p>
        </text:list-item>
        <text:list-item>
          <text:p text:style-name="P324">BR243407142215A</text:p>
        </text:list-item>
        <text:list-item>
          <text:p text:style-name="P325">BR246202249637F</text:p>
        </text:list-item>
        <text:list-item>
          <text:p text:style-name="P326">BR2446479354524</text:p>
        </text:list-item>
        <text:list-item>
          <text:p text:style-name="P327">BR245091435250H</text:p>
        </text:list-item>
        <text:list-item>
          <text:p text:style-name="P328">BR2402053928771</text:p>
        </text:list-item>
        <text:list-item>
          <text:p text:style-name="P329">BR240384201919F</text:p>
        </text:list-item>
        <text:list-item>
          <text:p text:style-name="P330">BR2430254554740</text:p>
        </text:list-item>
        <text:list-item>
          <text:p text:style-name="P331">BR248413098204Z</text:p>
        </text:list-item>
        <text:list-item>
          <text:p text:style-name="P332">BR243377659101E</text:p>
        </text:list-item>
        <text:list-item>
          <text:p text:style-name="P333">BR2489958618930</text:p>
        </text:list-item>
        <text:list-item>
          <text:p text:style-name="P334">BR2458479247338</text:p>
        </text:list-item>
        <text:list-item>
          <text:p text:style-name="P335">BR249911607255Z</text:p>
        </text:list-item>
        <text:list-item>
          <text:p text:style-name="P336">BR248336250329G</text:p>
        </text:list-item>
        <text:list-item>
          <text:p text:style-name="P337">BR240174440982F</text:p>
        </text:list-item>
        <text:list-item>
          <text:p text:style-name="P338">BR246135860979A</text:p>
        </text:list-item>
        <text:list-item>
          <text:p text:style-name="P339">BR241252048186A</text:p>
        </text:list-item>
        <text:list-item>
          <text:p text:style-name="P340">BR246695194898Z</text:p>
        </text:list-item>
        <text:list-item>
          <text:p text:style-name="P341">BR243464435940D</text:p>
        </text:list-item>
        <text:list-item>
          <text:p text:style-name="P342">BR248388802531G</text:p>
        </text:list-item>
        <text:list-item>
          <text:p text:style-name="P343">BR240793279104D</text:p>
        </text:list-item>
        <text:list-item>
          <text:p text:style-name="P344">BR246793114788G</text:p>
        </text:list-item>
        <text:list-item>
          <text:p text:style-name="P345">BR246036299331F</text:p>
        </text:list-item>
        <text:list-item>
          <text:p text:style-name="P346">BR2470507611689</text:p>
        </text:list-item>
        <text:list-item>
          <text:p text:style-name="P347">BR2430525498963</text:p>
        </text:list-item>
        <text:list-item>
          <text:p text:style-name="P348">BR247407521764F</text:p>
        </text:list-item>
        <text:list-item>
          <text:p text:style-name="P349">BR246818879126F</text:p>
        </text:list-item>
        <text:list-item>
          <text:p text:style-name="P350">BR2467015951505</text:p>
        </text:list-item>
        <text:list-item>
          <text:p text:style-name="P351">BR2456185394792</text:p>
        </text:list-item>
        <text:list-item>
          <text:p text:style-name="P352">BR2411094844207</text:p>
        </text:list-item>
        <text:list-item>
          <text:p text:style-name="P353">BR2477273217118</text:p>
        </text:list-item>
        <text:list-item>
          <text:p text:style-name="P354">BR2438966662957</text:p>
        </text:list-item>
        <text:list-item>
          <text:p text:style-name="P355">BR241489110360B</text:p>
        </text:list-item>
        <text:list-item>
          <text:p text:style-name="P356">BR248681805243D</text:p>
        </text:list-item>
        <text:list-item>
          <text:p text:style-name="P357">BR247980001941I</text:p>
        </text:list-item>
        <text:list-item>
          <text:p text:style-name="P358">BR245787923125A</text:p>
        </text:list-item>
        <text:list-item>
          <text:p text:style-name="P359">BR240438528305C</text:p>
        </text:list-item>
        <text:list-item>
          <text:p text:style-name="P360">BR2416431158717</text:p>
        </text:list-item>
        <text:list-item>
          <text:p text:style-name="P361">BR241509718332E</text:p>
        </text:list-item>
        <text:list-item>
          <text:p text:style-name="P362">BR2457730258441</text:p>
        </text:list-item>
        <text:list-item>
          <text:p text:style-name="P363">BR241778388715E</text:p>
        </text:list-item>
        <text:list-item>
          <text:p text:style-name="P364">BR249667695380A</text:p>
        </text:list-item>
        <text:list-item>
          <text:p text:style-name="P365">BR2447540194795</text:p>
        </text:list-item>
        <text:list-item>
          <text:p text:style-name="P366">BR2461246424913</text:p>
        </text:list-item>
        <text:list-item>
          <text:p text:style-name="P367">BR2442459274730</text:p>
        </text:list-item>
        <text:list-item>
          <text:p text:style-name="P368">BR2441696966532</text:p>
        </text:list-item>
        <text:list-item>
          <text:p text:style-name="P369">BR2420092565055</text:p>
        </text:list-item>
        <text:list-item>
          <text:p text:style-name="P370">BR2483100302058</text:p>
        </text:list-item>
        <text:list-item>
          <text:p text:style-name="P371">BR2464005570001</text:p>
        </text:list-item>
        <text:list-item>
          <text:p text:style-name="P372">BR244137027091B</text:p>
        </text:list-item>
        <text:list-item>
          <text:p text:style-name="P373">BR240525483517D</text:p>
        </text:list-item>
        <text:list-item>
          <text:p text:style-name="P374">BR244269094131A</text:p>
        </text:list-item>
        <text:list-item>
          <text:p text:style-name="P375">BR245543449825C</text:p>
        </text:list-item>
        <text:list-item>
          <text:p text:style-name="P376">BR2420240118600</text:p>
        </text:list-item>
        <text:list-item>
          <text:p text:style-name="P377">BR2433746110007</text:p>
        </text:list-item>
        <text:list-item>
          <text:p text:style-name="P378">BR249733763420F</text:p>
        </text:list-item>
        <text:list-item>
          <text:p text:style-name="P379">BR2458431747919</text:p>
        </text:list-item>
        <text:list-item>
          <text:p text:style-name="P380">BR247528499013E</text:p>
        </text:list-item>
        <text:list-item>
          <text:p text:style-name="P381">BR240717132492G</text:p>
        </text:list-item>
        <text:list-item>
          <text:p text:style-name="P382">BR240407716850C</text:p>
        </text:list-item>
        <text:list-item>
          <text:p text:style-name="P383">BR2463907534136</text:p>
        </text:list-item>
        <text:list-item>
          <text:p text:style-name="P384">BR244196056793B</text:p>
        </text:list-item>
        <text:list-item>
          <text:p text:style-name="P385">BR240427018991B</text:p>
        </text:list-item>
        <text:list-item>
          <text:p text:style-name="P386">BR2442837712759</text:p>
        </text:list-item>
        <text:list-item>
          <text:p text:style-name="P387">BR242147162721W</text:p>
        </text:list-item>
        <text:list-item>
          <text:p text:style-name="P388">BR241930102001L</text:p>
        </text:list-item>
        <text:list-item>
          <text:p text:style-name="P389">BR240334505265K</text:p>
        </text:list-item>
        <text:list-item>
          <text:p text:style-name="P390">BR244330306221A</text:p>
        </text:list-item>
        <text:list-item>
          <text:p text:style-name="P391">BR2417696010325</text:p>
        </text:list-item>
        <text:list-item>
          <text:p text:style-name="P392">BR2450447290476</text:p>
        </text:list-item>
        <text:list-item>
          <text:p text:style-name="P393">BR244000764143Q</text:p>
        </text:list-item>
        <text:list-item>
          <text:p text:style-name="P394">BR2451157715509</text:p>
        </text:list-item>
        <text:list-item>
          <text:p text:style-name="P395">BR246499120813B</text:p>
        </text:list-item>
        <text:list-item>
          <text:p text:style-name="P396">BR240392675013D</text:p>
        </text:list-item>
        <text:list-item>
          <text:p text:style-name="P397">BR243183719544B</text:p>
        </text:list-item>
        <text:list-item>
          <text:p text:style-name="P398">BR249723430850E</text:p>
        </text:list-item>
        <text:list-item>
          <text:p text:style-name="P399">BR243572795376K</text:p>
        </text:list-item>
        <text:list-item>
          <text:p text:style-name="P400">BR243228072095G</text:p>
        </text:list-item>
        <text:list-item>
          <text:p text:style-name="P401">BR240776487639Y</text:p>
        </text:list-item>
        <text:list-item>
          <text:p text:style-name="P402">BR2470894421738</text:p>
        </text:list-item>
        <text:list-item>
          <text:p text:style-name="P403">BR247074758197O</text:p>
        </text:list-item>
        <text:list-item>
          <text:p text:style-name="P404">BR2435236471061</text:p>
        </text:list-item>
        <text:list-item>
          <text:p text:style-name="P405">BR248260086865J</text:p>
        </text:list-item>
        <text:list-item>
          <text:p text:style-name="P406">BR245760819940N</text:p>
        </text:list-item>
        <text:list-item>
          <text:p text:style-name="P407">BR241656115171C</text:p>
        </text:list-item>
        <text:list-item>
          <text:p text:style-name="P408">BR240251263571J</text:p>
        </text:list-item>
        <text:list-item>
          <text:p text:style-name="P409">BR245004857063J</text:p>
        </text:list-item>
        <text:list-item>
          <text:p text:style-name="P410">BR2444195894980</text:p>
        </text:list-item>
        <text:list-item>
          <text:p text:style-name="P411">BR246894100116F</text:p>
        </text:list-item>
        <text:list-item>
          <text:p text:style-name="P412">BR242854350106I</text:p>
        </text:list-item>
        <text:list-item>
          <text:p text:style-name="P413">BR242840102189A</text:p>
        </text:list-item>
        <text:list-item>
          <text:p text:style-name="P414">BR246690216389N</text:p>
        </text:list-item>
        <text:list-item>
          <text:p text:style-name="P415">BR240172591217C</text:p>
        </text:list-item>
        <text:list-item>
          <text:p text:style-name="P416">BR249317053450G</text:p>
        </text:list-item>
        <text:list-item>
          <text:p text:style-name="P417">BR244304831545W</text:p>
        </text:list-item>
        <text:list-item>
          <text:p text:style-name="P418">BR241760016134S</text:p>
        </text:list-item>
        <text:list-item>
          <text:p text:style-name="P419">BR2450975580967</text:p>
        </text:list-item>
        <text:list-item>
          <text:p text:style-name="P420">BR2430454709515</text:p>
        </text:list-item>
        <text:list-item>
          <text:p text:style-name="P421">BR248749229286Z</text:p>
        </text:list-item>
        <text:list-item>
          <text:p text:style-name="P422">BR243111048801U</text:p>
        </text:list-item>
        <text:list-item>
          <text:p text:style-name="P423">BR245558537194H</text:p>
        </text:list-item>
        <text:list-item>
          <text:p text:style-name="P424">BR249404444032Y</text:p>
        </text:list-item>
        <text:list-item>
          <text:p text:style-name="P425">BR243777304195J</text:p>
        </text:list-item>
        <text:list-item>
          <text:p text:style-name="P426">BR243989752152F</text:p>
        </text:list-item>
        <text:list-item>
          <text:p text:style-name="P427">BR2435891116920</text:p>
        </text:list-item>
        <text:list-item>
          <text:p text:style-name="P428">BR2466045938356</text:p>
        </text:list-item>
        <text:list-item>
          <text:p text:style-name="P429">BR241821169183Z</text:p>
        </text:list-item>
        <text:list-item>
          <text:p text:style-name="P430">BR2453132431933</text:p>
        </text:list-item>
        <text:list-item>
          <text:p text:style-name="P431">BR242879927405Q</text:p>
        </text:list-item>
        <text:list-item>
          <text:p text:style-name="P432">BR2491916338507</text:p>
        </text:list-item>
        <text:list-item>
          <text:p text:style-name="P433">BR2486418013297</text:p>
        </text:list-item>
        <text:list-item>
          <text:p text:style-name="P434">BR2445805494345</text:p>
        </text:list-item>
        <text:list-item>
          <text:p text:style-name="P435">BR240691017711N</text:p>
        </text:list-item>
        <text:list-item>
          <text:p text:style-name="P436">BR2467755386771</text:p>
        </text:list-item>
        <text:list-item>
          <text:p text:style-name="P437">BR244466618269F</text:p>
        </text:list-item>
        <text:list-item>
          <text:p text:style-name="P438">BR2406275839388</text:p>
        </text:list-item>
        <text:list-item>
          <text:p text:style-name="P439">BR249088680767R</text:p>
        </text:list-item>
        <text:list-item>
          <text:p text:style-name="P440">BR248141020503D</text:p>
        </text:list-item>
        <text:list-item>
          <text:p text:style-name="P441">BR2440620704598</text:p>
        </text:list-item>
        <text:list-item>
          <text:p text:style-name="P442">BR240752412878V</text:p>
        </text:list-item>
        <text:list-item>
          <text:p text:style-name="P443">BR247085523698Y</text:p>
        </text:list-item>
        <text:list-item>
          <text:p text:style-name="P444">BR242498322621R</text:p>
        </text:list-item>
        <text:list-item>
          <text:p text:style-name="P445">BR249175174978E</text:p>
        </text:list-item>
        <text:list-item>
          <text:p text:style-name="P446">BR245645163592S</text:p>
        </text:list-item>
        <text:list-item>
          <text:p text:style-name="P447">BR246400771462G</text:p>
        </text:list-item>
        <text:list-item>
          <text:p text:style-name="P448">BR246650442707I</text:p>
        </text:list-item>
        <text:list-item>
          <text:p text:style-name="P449">BR249913395288M</text:p>
        </text:list-item>
        <text:list-item>
          <text:p text:style-name="P450">BR245606542621P</text:p>
        </text:list-item>
        <text:list-item>
          <text:p text:style-name="P451">BR245559984499O</text:p>
        </text:list-item>
        <text:list-item>
          <text:p text:style-name="P452">BR248240705630J</text:p>
        </text:list-item>
        <text:list-item>
          <text:p text:style-name="P453">BR246623518229L</text:p>
        </text:list-item>
        <text:list-item>
          <text:p text:style-name="P454">BR247658374581L</text:p>
        </text:list-item>
        <text:list-item>
          <text:p text:style-name="P455">BR240708694007N</text:p>
        </text:list-item>
        <text:list-item>
          <text:p text:style-name="P456">BR244283437635K</text:p>
        </text:list-item>
        <text:list-item>
          <text:p text:style-name="P457">BR243447334656I</text:p>
        </text:list-item>
        <text:list-item>
          <text:p text:style-name="P458">BR245125961587H</text:p>
        </text:list-item>
        <text:list-item>
          <text:p text:style-name="P459">BR247538845316M</text:p>
        </text:list-item>
        <text:list-item>
          <text:p text:style-name="P460">BR249512414201J</text:p>
        </text:list-item>
        <text:list-item>
          <text:p text:style-name="P461">BR241701601396L</text:p>
        </text:list-item>
        <text:list-item>
          <text:p text:style-name="P462">BR243244380591D</text:p>
        </text:list-item>
        <text:list-item>
          <text:p text:style-name="P463">BR248223392440G</text:p>
        </text:list-item>
        <text:list-item>
          <text:p text:style-name="P464">BR241756104643E</text:p>
        </text:list-item>
        <text:list-item>
          <text:p text:style-name="P465">BR243928568564D</text:p>
        </text:list-item>
        <text:list-item>
          <text:p text:style-name="P466">BR245574198474J</text:p>
        </text:list-item>
        <text:list-item>
          <text:p text:style-name="P467">BR243449855458E</text:p>
        </text:list-item>
        <text:list-item>
          <text:p text:style-name="P468">BR249884004857K</text:p>
        </text:list-item>
        <text:list-item>
          <text:p text:style-name="P469">BR245397940947F</text:p>
        </text:list-item>
        <text:list-item>
          <text:p text:style-name="P470">BR241804719420J</text:p>
        </text:list-item>
        <text:list-item>
          <text:p text:style-name="P471">BR244473859380I</text:p>
        </text:list-item>
        <text:list-item>
          <text:p text:style-name="P472">BR246994779372O</text:p>
        </text:list-item>
        <text:list-item>
          <text:p text:style-name="P473">BR247976918413I</text:p>
        </text:list-item>
        <text:list-item>
          <text:p text:style-name="P474">BR2420467742459</text:p>
        </text:list-item>
        <text:list-item>
          <text:p text:style-name="P475">BR249621681639D</text:p>
        </text:list-item>
        <text:list-item>
          <text:p text:style-name="P476">BR244551276562E</text:p>
        </text:list-item>
        <text:list-item>
          <text:p text:style-name="P477">BR247426525395E</text:p>
        </text:list-item>
        <text:list-item>
          <text:p text:style-name="P478">BR2498101031588</text:p>
        </text:list-item>
        <text:list-item>
          <text:p text:style-name="P479">BR242472015340H</text:p>
        </text:list-item>
        <text:list-item>
          <text:p text:style-name="P480">BR2457261218149</text:p>
        </text:list-item>
        <text:list-item>
          <text:p text:style-name="P481">BR2496762446983</text:p>
        </text:list-item>
        <text:list-item>
          <text:p text:style-name="P482">BR242146993549D</text:p>
        </text:list-item>
        <text:list-item>
          <text:p text:style-name="P483">BR2480715534344</text:p>
        </text:list-item>
        <text:list-item>
          <text:p text:style-name="P484">BR243093704145H</text:p>
        </text:list-item>
        <text:list-item>
          <text:p text:style-name="P485">BR241726644767U</text:p>
        </text:list-item>
        <text:list-item>
          <text:p text:style-name="P486">BR243730782319T</text:p>
        </text:list-item>
        <text:list-item>
          <text:p text:style-name="P487">BR247432090684I</text:p>
        </text:list-item>
        <text:list-item>
          <text:p text:style-name="P488">BR244224548163G</text:p>
        </text:list-item>
        <text:list-item>
          <text:p text:style-name="P489">BR2429547883147</text:p>
        </text:list-item>
        <text:list-item>
          <text:p text:style-name="P490">BR248075051686P</text:p>
        </text:list-item>
        <text:list-item>
          <text:p text:style-name="P491">BR241284472029J</text:p>
        </text:list-item>
        <text:list-item>
          <text:p text:style-name="P492">BR240105449502L</text:p>
        </text:list-item>
        <text:list-item>
          <text:p text:style-name="P493">BR245985772941S</text:p>
        </text:list-item>
        <text:list-item>
          <text:p text:style-name="P494">BR247914718106W</text:p>
        </text:list-item>
        <text:list-item>
          <text:p text:style-name="P495">BR240416649514G</text:p>
        </text:list-item>
        <text:list-item>
          <text:p text:style-name="P496">BR242283158246F</text:p>
        </text:list-item>
        <text:list-item>
          <text:p text:style-name="P497">BR244959109990B</text:p>
        </text:list-item>
        <text:list-item>
          <text:p text:style-name="P498">BR2423835346356</text:p>
        </text:list-item>
        <text:list-item>
          <text:p text:style-name="P499">BR242719707583E</text:p>
        </text:list-item>
        <text:list-item>
          <text:p text:style-name="P500">BR2403356256385</text:p>
        </text:list-item>
        <text:list-item>
          <text:p text:style-name="P501">BR244957500340E</text:p>
        </text:list-item>
        <text:list-item>
          <text:p text:style-name="P502">BR249364363398J</text:p>
        </text:list-item>
        <text:list-item>
          <text:p text:style-name="P503">BR245673708624L</text:p>
        </text:list-item>
        <text:list-item>
          <text:p text:style-name="P504">BR241628038223D</text:p>
        </text:list-item>
        <text:list-item>
          <text:p text:style-name="P505">BR240465319532Q</text:p>
        </text:list-item>
        <text:list-item>
          <text:p text:style-name="P506">BR241010272868J</text:p>
        </text:list-item>
        <text:list-item>
          <text:p text:style-name="P507">BR242076897639H</text:p>
        </text:list-item>
        <text:list-item>
          <text:p text:style-name="P508">BR245287779119G</text:p>
        </text:list-item>
        <text:list-item>
          <text:p text:style-name="P509">BR243079082255H</text:p>
        </text:list-item>
        <text:list-item>
          <text:p text:style-name="P510">BR241268259616D</text:p>
        </text:list-item>
        <text:list-item>
          <text:p text:style-name="P511">BR2410473290850</text:p>
        </text:list-item>
        <text:list-item>
          <text:p text:style-name="P512">BR247459520512T</text:p>
        </text:list-item>
        <text:list-item>
          <text:p text:style-name="P513">BR244434112567E</text:p>
        </text:list-item>
        <text:list-item>
          <text:p text:style-name="P514">BR247089058448F</text:p>
        </text:list-item>
        <text:list-item>
          <text:p text:style-name="P515">BR2431033536693</text:p>
        </text:list-item>
        <text:list-item>
          <text:p text:style-name="P516">BR2462430399426</text:p>
        </text:list-item>
        <text:list-item>
          <text:p text:style-name="P517">BR2467455529904</text:p>
        </text:list-item>
        <text:list-item>
          <text:p text:style-name="P518">BR248279328738J</text:p>
        </text:list-item>
        <text:list-item>
          <text:p text:style-name="P519">BR2458708526350</text:p>
        </text:list-item>
        <text:list-item>
          <text:p text:style-name="P520">BR2400464971604</text:p>
        </text:list-item>
        <text:list-item>
          <text:p text:style-name="P521">BR246881134834F</text:p>
        </text:list-item>
        <text:list-item>
          <text:p text:style-name="P522">BR2464568458842</text:p>
        </text:list-item>
        <text:list-item>
          <text:p text:style-name="P523">BR245231704407M</text:p>
        </text:list-item>
        <text:list-item>
          <text:p text:style-name="P524">BR245848629860F</text:p>
        </text:list-item>
        <text:list-item>
          <text:p text:style-name="P525">BR240087145426G</text:p>
        </text:list-item>
        <text:list-item>
          <text:p text:style-name="P526">BR246113146470I</text:p>
        </text:list-item>
        <text:list-item>
          <text:p text:style-name="P527">BR242675833311M</text:p>
        </text:list-item>
        <text:list-item>
          <text:p text:style-name="P528">BR245203066801J</text:p>
        </text:list-item>
        <text:list-item>
          <text:p text:style-name="P529">BR2418930312516</text:p>
        </text:list-item>
        <text:list-item>
          <text:p text:style-name="P530">BR241954793984P</text:p>
        </text:list-item>
        <text:list-item>
          <text:p text:style-name="P531">BR244705611197L</text:p>
        </text:list-item>
        <text:list-item>
          <text:p text:style-name="P532">BR248238263263I</text:p>
        </text:list-item>
        <text:list-item>
          <text:p text:style-name="P533">BR241133699852O</text:p>
        </text:list-item>
        <text:list-item>
          <text:p text:style-name="P534">BR240234125530K</text:p>
        </text:list-item>
        <text:list-item>
          <text:p text:style-name="P535">BR247035033291M</text:p>
        </text:list-item>
        <text:list-item>
          <text:p text:style-name="P536">BR2417026450056</text:p>
        </text:list-item>
        <text:list-item>
          <text:p text:style-name="P537">BR246839387066C</text:p>
        </text:list-item>
        <text:list-item>
          <text:p text:style-name="P538">BR244061899660A</text:p>
        </text:list-item>
        <text:list-item>
          <text:p text:style-name="P539">BR2487591357222</text:p>
        </text:list-item>
        <text:list-item>
          <text:p text:style-name="P540">BR240178292327G</text:p>
        </text:list-item>
        <text:list-item>
          <text:p text:style-name="P541">BR2498574571961</text:p>
        </text:list-item>
        <text:list-item>
          <text:p text:style-name="P542">BR245134177928U</text:p>
        </text:list-item>
        <text:list-item>
          <text:p text:style-name="P543">BR242260135629I</text:p>
        </text:list-item>
        <text:list-item>
          <text:p text:style-name="P544">BR241348639694J</text:p>
        </text:list-item>
        <text:list-item>
          <text:p text:style-name="P545">BR242127993836A</text:p>
        </text:list-item>
        <text:list-item>
          <text:p text:style-name="P546">BR249089579270H</text:p>
        </text:list-item>
        <text:list-item>
          <text:p text:style-name="P547">BR248291911723S</text:p>
        </text:list-item>
        <text:list-item>
          <text:p text:style-name="P548">BR246980463446L</text:p>
        </text:list-item>
        <text:list-item>
          <text:p text:style-name="P549">BR246244698122M</text:p>
        </text:list-item>
        <text:list-item>
          <text:p text:style-name="P550">BR246667705280F</text:p>
        </text:list-item>
        <text:list-item>
          <text:p text:style-name="P551">BR242011922881P</text:p>
        </text:list-item>
        <text:list-item>
          <text:p text:style-name="P552">BR249270310301H</text:p>
        </text:list-item>
        <text:list-item>
          <text:p text:style-name="P553">BR248811990483A</text:p>
        </text:list-item>
        <text:list-item>
          <text:p text:style-name="P554">BR245956708328L</text:p>
        </text:list-item>
        <text:list-item>
          <text:p text:style-name="P555">BR247254111065Z</text:p>
        </text:list-item>
        <text:list-item>
          <text:p text:style-name="P556">BR2402030898517</text:p>
        </text:list-item>
        <text:list-item>
          <text:p text:style-name="P557">BR243424385647H</text:p>
        </text:list-item>
        <text:list-item>
          <text:p text:style-name="P558">BR2460918800867</text:p>
        </text:list-item>
        <text:list-item>
          <text:p text:style-name="P559">BR247803441098C</text:p>
        </text:list-item>
        <text:list-item>
          <text:p text:style-name="P560">BR240442183568O</text:p>
        </text:list-item>
        <text:list-item>
          <text:p text:style-name="P561">BR249093570930A</text:p>
        </text:list-item>
        <text:list-item>
          <text:p text:style-name="P562">BR2458632027219</text:p>
        </text:list-item>
        <text:list-item>
          <text:p text:style-name="P563">BR248655804554E</text:p>
        </text:list-item>
        <text:list-item>
          <text:p text:style-name="P564">BR248681119995C</text:p>
        </text:list-item>
        <text:list-item>
          <text:p text:style-name="P565">BR244904530120G</text:p>
        </text:list-item>
        <text:list-item>
          <text:p text:style-name="P566">BR2420444581055</text:p>
        </text:list-item>
        <text:list-item>
          <text:p text:style-name="P567">BR243662585438L</text:p>
        </text:list-item>
        <text:list-item>
          <text:p text:style-name="P568">BR242851987538L</text:p>
        </text:list-item>
        <text:list-item>
          <text:p text:style-name="P569">BR246188537264F</text:p>
        </text:list-item>
        <text:list-item>
          <text:p text:style-name="P570">BR243844549963D</text:p>
        </text:list-item>
        <text:list-item>
          <text:p text:style-name="P571">BR248178021229D</text:p>
        </text:list-item>
        <text:list-item>
          <text:p text:style-name="P572">BR241340863587P</text:p>
        </text:list-item>
        <text:list-item>
          <text:p text:style-name="P573">BR244175066791R</text:p>
        </text:list-item>
        <text:list-item>
          <text:p text:style-name="P574">BR240807481793H</text:p>
        </text:list-item>
        <text:list-item>
          <text:p text:style-name="P575">BR246746391440F</text:p>
        </text:list-item>
        <text:list-item>
          <text:p text:style-name="P576">BR240981988360C</text:p>
        </text:list-item>
        <text:list-item>
          <text:p text:style-name="P577">BR240950187270N</text:p>
        </text:list-item>
        <text:list-item>
          <text:p text:style-name="P578">BR248424711500J</text:p>
        </text:list-item>
        <text:list-item>
          <text:p text:style-name="P579">BR2441652904574</text:p>
        </text:list-item>
        <text:list-item>
          <text:p text:style-name="P580">BR242475156566J</text:p>
        </text:list-item>
        <text:list-item>
          <text:p text:style-name="P581">BR242929782623T</text:p>
        </text:list-item>
        <text:list-item>
          <text:p text:style-name="P582">BR245943133378M</text:p>
        </text:list-item>
        <text:list-item>
          <text:p text:style-name="P583">BR240082978708O</text:p>
        </text:list-item>
        <text:list-item>
          <text:p text:style-name="P584">BR247558874293O</text:p>
        </text:list-item>
        <text:list-item>
          <text:p text:style-name="P585">BR240541992138B</text:p>
        </text:list-item>
        <text:list-item>
          <text:p text:style-name="P586">BR248984331690D</text:p>
        </text:list-item>
        <text:list-item>
          <text:p text:style-name="P587">BR241883304748S</text:p>
        </text:list-item>
        <text:list-item>
          <text:p text:style-name="P588">BR245096165232L</text:p>
        </text:list-item>
        <text:list-item>
          <text:p text:style-name="P589">BR247701611193N</text:p>
        </text:list-item>
        <text:list-item>
          <text:p text:style-name="P590">BR244604885333B</text:p>
        </text:list-item>
        <text:list-item>
          <text:p text:style-name="P591">BR2434917788759</text:p>
        </text:list-item>
        <text:list-item>
          <text:p text:style-name="P592">BR240836893031P</text:p>
        </text:list-item>
        <text:list-item>
          <text:p text:style-name="P593">BR243055110997E</text:p>
        </text:list-item>
        <text:list-item>
          <text:p text:style-name="P594">BR244102011344N</text:p>
        </text:list-item>
        <text:list-item>
          <text:p text:style-name="P595">BR249259884425E</text:p>
        </text:list-item>
        <text:list-item>
          <text:p text:style-name="P596">BR242384062770J</text:p>
        </text:list-item>
        <text:list-item>
          <text:p text:style-name="P597">BR246886643132N</text:p>
        </text:list-item>
        <text:list-item>
          <text:p text:style-name="P598">BR248339809184P</text:p>
        </text:list-item>
        <text:list-item>
          <text:p text:style-name="P599">BR247564804867U</text:p>
        </text:list-item>
        <text:list-item>
          <text:p text:style-name="P600">BR248301997897L</text:p>
        </text:list-item>
        <text:list-item>
          <text:p text:style-name="P601">BR248626577364M</text:p>
        </text:list-item>
        <text:list-item>
          <text:p text:style-name="P602">BR249250087764K</text:p>
        </text:list-item>
        <text:list-item>
          <text:p text:style-name="P603">BR240889040581O</text:p>
        </text:list-item>
        <text:list-item>
          <text:p text:style-name="P604">BR245122223091O</text:p>
        </text:list-item>
        <text:list-item>
          <text:p text:style-name="P605">BR242018373001Q</text:p>
        </text:list-item>
        <text:list-item>
          <text:p text:style-name="P606">BR244827757176S</text:p>
        </text:list-item>
        <text:list-item>
          <text:p text:style-name="P607">BR248712567485M</text:p>
        </text:list-item>
        <text:list-item>
          <text:p text:style-name="P608">BR245932067920I</text:p>
        </text:list-item>
        <text:list-item>
          <text:p text:style-name="P609">BR244108903522E</text:p>
        </text:list-item>
        <text:list-item>
          <text:p text:style-name="P610">BR242764326165J</text:p>
        </text:list-item>
        <text:list-item>
          <text:p text:style-name="P611">BR245615084954N</text:p>
        </text:list-item>
        <text:list-item>
          <text:p text:style-name="P612">BR242828214850T</text:p>
        </text:list-item>
        <text:list-item>
          <text:p text:style-name="P613">BR244926649901A</text:p>
        </text:list-item>
        <text:list-item>
          <text:p text:style-name="P614">BR245629861535D</text:p>
        </text:list-item>
        <text:list-item>
          <text:p text:style-name="P615">BR2440357748177</text:p>
        </text:list-item>
        <text:list-item>
          <text:p text:style-name="P616">BR243912999359C</text:p>
        </text:list-item>
        <text:list-item>
          <text:p text:style-name="P617">BR2404137130409</text:p>
        </text:list-item>
        <text:list-item>
          <text:p text:style-name="P618">BR247326954907M</text:p>
        </text:list-item>
        <text:list-item>
          <text:p text:style-name="P619">BR245179103489Q</text:p>
        </text:list-item>
        <text:list-item>
          <text:p text:style-name="P620">BR247052059940P</text:p>
        </text:list-item>
        <text:list-item>
          <text:p text:style-name="P621">BR242674386518N</text:p>
        </text:list-item>
        <text:list-item>
          <text:p text:style-name="P622">BR244451071501N</text:p>
        </text:list-item>
        <text:list-item>
          <text:p text:style-name="P623">BR249466156193T</text:p>
        </text:list-item>
        <text:list-item>
          <text:p text:style-name="P624">BR247871356691R</text:p>
        </text:list-item>
        <text:list-item>
          <text:p text:style-name="P625">BR249629241913O</text:p>
        </text:list-item>
        <text:list-item>
          <text:p text:style-name="P626">BR247367150748A</text:p>
        </text:list-item>
        <text:list-item>
          <text:p text:style-name="P627">BR244087439872F</text:p>
        </text:list-item>
        <text:list-item>
          <text:p text:style-name="P628">BR243394503079A</text:p>
        </text:list-item>
        <text:list-item>
          <text:p text:style-name="P629">BR248123312814G</text:p>
        </text:list-item>
        <text:list-item>
          <text:p text:style-name="P630">BR249850156890B</text:p>
        </text:list-item>
        <text:list-item>
          <text:p text:style-name="P631">BR248148357009D</text:p>
        </text:list-item>
        <text:list-item>
          <text:p text:style-name="P632">BR245725290648B</text:p>
        </text:list-item>
        <text:list-item>
          <text:p text:style-name="P633">BR245202183837H</text:p>
        </text:list-item>
        <text:list-item>
          <text:p text:style-name="P634">BR244692084386A</text:p>
        </text:list-item>
        <text:list-item>
          <text:p text:style-name="P635">BR240135279081E</text:p>
        </text:list-item>
        <text:list-item>
          <text:p text:style-name="P636"><text:span text:style-name="T637">BR240413759166C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1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331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1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1T18:28:00Z</meta:creation-date>
    <dc:date>2024-07-01T18:2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827" meta:character-count="5286" meta:row-count="37" meta:non-whitespace-character-count="4469"/>
  </office:meta>
</office:document-meta>
</file>